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<text:a xlink:href="mailto:solomonsunu@gmail.com" xlink:type="simple">solomonsunu@gmail.com</text:a>'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kdjkjgf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09:43.227503525</dc:date>
    <meta:editing-duration>PT1H31M1S</meta:editing-duration>
    <meta:editing-cycles>12</meta:editing-cycles>
    <meta:generator>LibreOffice/4.2.7.2$Linux_X86_64 LibreOffice_project/420m0$Build-2</meta:generator>
    <meta:document-statistic meta:table-count="1" meta:cell-count="180" meta:object-count="0"/>
  </office:meta>
</office:document-meta>
</file>